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800000" fo:font-size="18pt" style:text-underline-style="solid" style:text-underline-width="auto" style:text-underline-color="font-color" fo:font-weight="bold" officeooo:rsid="001b11df" officeooo:paragraph-rsid="001b11d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800000" fo:font-size="18pt" style:text-underline-style="solid" style:text-underline-width="auto" style:text-underline-color="font-color" fo:font-weight="bold" officeooo:rsid="001b11df" officeooo:paragraph-rsid="001bb3a2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Table_20_Contents">
      <style:paragraph-properties fo:text-align="center" style:justify-single-word="false"/>
      <style:text-properties fo:color="#00cc00" fo:font-size="18pt" fo:font-weight="bold" officeooo:rsid="00232907" officeooo:paragraph-rsid="00232907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4pt" officeooo:rsid="001bb3a2" officeooo:paragraph-rsid="001bb3a2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4pt" officeooo:rsid="001c6986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1c6986" officeooo:paragraph-rsid="001c6986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1d1254" officeooo:paragraph-rsid="001d1254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1e80c2" officeooo:paragraph-rsid="001e80c2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1fabce" officeooo:paragraph-rsid="001fabce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officeooo:rsid="00232907" officeooo:paragraph-rsid="00232907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color="#ff3333" fo:font-size="18pt" fo:font-weight="bold" officeooo:rsid="001c6986" officeooo:paragraph-rsid="001c6986" style:font-size-asian="18pt" style:font-weight-asian="bold" style:font-size-complex="1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ff3333" fo:font-size="18pt" fo:font-weight="bold" officeooo:rsid="00232907" officeooo:paragraph-rsid="00232907" style:font-size-asian="18pt" style:font-weight-asian="bold" style:font-size-complex="1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ff3333" fo:font-size="18pt" fo:font-weight="bold" officeooo:rsid="001fabce" officeooo:paragraph-rsid="001fabce" style:font-size-asian="18pt" style:font-weight-asian="bold" style:font-size-complex="1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ff3333" fo:font-size="18pt" fo:font-weight="bold" officeooo:rsid="001e80c2" officeooo:paragraph-rsid="001e80c2" style:font-size-asian="18pt" style:font-weight-asian="bold" style:font-size-complex="1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f3333" fo:font-size="18pt" fo:font-weight="bold" officeooo:rsid="001d1254" officeooo:paragraph-rsid="001d1254" style:font-size-asian="18pt" style:font-weight-asian="bold" style:font-size-complex="18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3465a4" fo:font-size="14pt" fo:font-weight="bold" officeooo:rsid="001b11df" officeooo:paragraph-rsid="001bb3a2" style:font-size-asian="14pt" style:font-weight-asian="bold" style:font-size-complex="14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3465a4" fo:font-size="14pt" fo:font-style="normal" fo:font-weight="bold" officeooo:rsid="001b11df" officeooo:paragraph-rsid="001bb3a2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9900ff" fo:font-size="14pt" fo:font-weight="bold" officeooo:rsid="001b11df" officeooo:paragraph-rsid="001bb3a2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9900ff" fo:font-size="14pt" fo:font-weight="bold" officeooo:rsid="001bb3a2" officeooo:paragraph-rsid="001bb3a2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ffcc00" fo:font-size="18pt" fo:font-weight="bold" officeooo:rsid="00232907" officeooo:paragraph-rsid="00232907" style:font-size-asian="18pt" style:font-weight-asian="bold" style:font-size-complex="1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ffcc00" fo:font-size="18pt" fo:font-weight="bold" officeooo:rsid="001fabce" officeooo:paragraph-rsid="001fabce" style:font-size-asian="18pt" style:font-weight-asian="bold" style:font-size-complex="18pt" style:font-weight-complex="bold"/>
    </style:style>
    <style:style style:name="T1" style:family="text">
      <style:text-properties officeooo:rsid="001fab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1_1909582448"/>Gestion des taches </text:p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0">Fonctionnalité attendu</text:p>
          </table:table-cell>
          <table:table-cell table:style-name="Tableau1.A1" office:value-type="string">
            <text:p text:style-name="P19">Liste des taches</text:p>
          </table:table-cell>
          <table:table-cell table:style-name="Tableau1.A1" office:value-type="string">
            <text:p text:style-name="P19">TO DO</text:p>
          </table:table-cell>
          <table:table-cell table:style-name="Tableau1.A1" office:value-type="string">
            <text:p text:style-name="P19">DOING</text:p>
          </table:table-cell>
          <table:table-cell table:style-name="Tableau1.E1" office:value-type="string">
            <text:p text:style-name="P19">D<text:span text:style-name="T1">ONE</text:span></text:p>
          </table:table-cell>
        </table:table-row>
        <table:table-row>
          <table:table-cell table:style-name="Tableau1.A2" office:value-type="string">
            <text:p text:style-name="P17">Consulter les vidéo youtube favorites, classées par catégories.</text:p>
          </table:table-cell>
          <table:table-cell table:style-name="Tableau1.A2" office:value-type="string">
            <text:p text:style-name="P10"/>
            <text:p text:style-name="P10">Création des maquettes.</text:p>
          </table:table-cell>
          <table:table-cell table:style-name="Tableau1.A2" office:value-type="string">
            <text:p text:style-name="P3"/>
            <text:p text:style-name="P12">X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18">Après sélection d'une catégorie, pouvoir trier de la plus récente à la plus ancienne.</text:p>
          </table:table-cell>
          <table:table-cell table:style-name="Tableau1.A2" office:value-type="string">
            <text:p text:style-name="P10"/>
            <text:p text:style-name="P10"/>
            <text:p text:style-name="P10"/>
            <text:p text:style-name="P10">Création du doc.</text:p>
          </table:table-cell>
          <table:table-cell table:style-name="Tableau1.A2" office:value-type="string">
            <text:p text:style-name="P3"/>
            <text:p text:style-name="P3"/>
            <text:p text:style-name="P12">X</text:p>
          </table:table-cell>
          <table:table-cell table:style-name="Tableau1.A2" office:value-type="string">
            <text:p text:style-name="P3"/>
            <text:p text:style-name="P3"/>
            <text:p text:style-name="P22">X</text:p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17">Pouvoir faire des recherches sur les titres des vidéos.</text:p>
          </table:table-cell>
          <table:table-cell table:style-name="Tableau1.A2" office:value-type="string">
            <text:p text:style-name="P5">Créer la table de BDD pour les vidéo.</text:p>
          </table:table-cell>
          <table:table-cell table:style-name="Tableau1.A2" office:value-type="string">
            <text:p text:style-name="P3"/>
            <text:p text:style-name="P12">X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17">Accéder à mon espace privé pour gérer les vidéo.</text:p>
          </table:table-cell>
          <table:table-cell table:style-name="Tableau1.A2" office:value-type="string">
            <text:p text:style-name="P5"/>
            <text:p text:style-name="P5"/>
            <text:p text:style-name="P5">Créer la table utilisateur.</text:p>
          </table:table-cell>
          <table:table-cell table:style-name="Tableau1.A2" office:value-type="string">
            <text:p text:style-name="P3"/>
            <text:p text:style-name="P12">X</text:p>
          </table:table-cell>
          <table:table-cell table:style-name="Tableau1.A2" office:value-type="string">
            <text:p text:style-name="P3"/>
            <text:p text:style-name="P21">X</text:p>
          </table:table-cell>
          <table:table-cell table:style-name="Tableau1.E2" office:value-type="string">
            <text:p text:style-name="P3"/>
            <text:p text:style-name="P4">X</text:p>
          </table:table-cell>
        </table:table-row>
        <table:table-row>
          <table:table-cell table:style-name="Tableau1.A2" office:value-type="string">
            <text:p text:style-name="P17">Ajouter/modifier/supprimer des catégories pour classer des vidéos.</text:p>
          </table:table-cell>
          <table:table-cell table:style-name="Tableau1.A2" office:value-type="string">
            <text:p text:style-name="P3"/>
            <text:p text:style-name="P7">Créer une page de connexion.</text:p>
          </table:table-cell>
          <table:table-cell table:style-name="Tableau1.A2" office:value-type="string">
            <text:p text:style-name="P3"/>
            <text:p text:style-name="P16">X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17">Ajouter/modifier/supprimer des vidéos.</text:p>
          </table:table-cell>
          <table:table-cell table:style-name="Tableau1.A2" office:value-type="string">
            <text:p text:style-name="P7"/>
            <text:p text:style-name="P7">Créer une page de déconnexion.</text:p>
          </table:table-cell>
          <table:table-cell table:style-name="Tableau1.A2" office:value-type="string">
            <text:p text:style-name="P3"/>
            <text:p text:style-name="P15">X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17">Définir un mot de passe optionnel pour chaque vidéo. Elle sera visible que par soumission de Mot de passe <text:soft-page-break/>par le visiteur.</text:p>
          </table:table-cell>
          <table:table-cell table:style-name="Tableau1.A2" office:value-type="string">
            <text:p text:style-name="P8"/>
            <text:p text:style-name="P8">Création de la page qui liste les catégories. </text:p>
          </table:table-cell>
          <table:table-cell table:style-name="Tableau1.A2" office:value-type="string">
            <text:p text:style-name="P3"/>
            <text:p text:style-name="P3"/>
            <text:p text:style-name="P14">X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18">Ajouter des commentaires à une vidéo.</text:p>
          </table:table-cell>
          <table:table-cell table:style-name="Tableau1.A2" office:value-type="string">
            <text:p text:style-name="P9"/>
            <text:p text:style-name="P9">Création du menu.</text:p>
          </table:table-cell>
          <table:table-cell table:style-name="Tableau1.A2" office:value-type="string">
            <text:p text:style-name="P3"/>
            <text:p text:style-name="P14">X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17">Valider et supprimer les commentaires des vidéo.</text:p>
          </table:table-cell>
          <table:table-cell table:style-name="Tableau1.A2" office:value-type="string">
            <text:p text:style-name="P11"/>
            <text:p text:style-name="P11">Création d'une page connexion à la BDD.</text:p>
          </table:table-cell>
          <table:table-cell table:style-name="Tableau1.A2" office:value-type="string">
            <text:p text:style-name="P3"/>
            <text:p text:style-name="P13">X</text:p>
          </table:table-cell>
          <table:table-cell table:style-name="Tableau1.A2" office:value-type="string">
            <text:p text:style-name="P3"/>
            <text:p text:style-name="P21">X</text:p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</table:table>
      <text:p text:style-name="P1"><text:bookmark-end text:name="__DdeLink__1_1909582448"/>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09:22:58.778234103</meta:creation-date>
    <dc:date>2016-10-21T10:56:33.828461645</dc:date>
    <meta:editing-duration>PT1H18M</meta:editing-duration>
    <meta:editing-cycles>5</meta:editing-cycles>
    <meta:generator>LibreOffice/4.2.8.2$Linux_X86_64 LibreOffice_project/420m0$Build-2</meta:generator>
    <meta:document-statistic meta:table-count="1" meta:image-count="0" meta:object-count="0" meta:page-count="2" meta:paragraph-count="37" meta:word-count="156" meta:character-count="909" meta:non-whitespace-character-count="788"/>
  </office:meta>
</office:document-meta>
</file>